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</office:automatic-styles>
  <office:body>
    <office:text text:use-soft-page-breaks="true">
      <text:p text:style-name="P1">PRUEBA A.-</text:p>
      <text:p text:style-name="Normal"/>
      <text:p text:style-name="Normal">Sabemos que hace tiempo julieta quiere escapar del palacio para estar con su amado. Un día logra pedirle ayuda a Romeo. Romeo le dice que tiene unas botas en el armario, que si las encuentras intentara ir de noche a rescatarla. Consideremos el siguiente conocimiento:</text:p>
      <text:list text:style-name="LFO1" text:continue-numbering="true">
        <text:list-item>
          <text:p text:style-name="P2">Si romeo encuentra las botas ( están en su armario con un montón de trastos, 0.7) y va de noche logrará entrar al castillo</text:p>
        </text:list-item>
        <text:list-item>
          <text:p text:style-name="P3">Si alguno de los padres de julieta esta enfermo, las criadas los cuidarán y por tanto hay total seguridad de que no habrán criadas observando a julieta.</text:p>
        </text:list-item>
        <text:list-item>
          <text:p text:style-name="P4">Si el vigilante de seguridad se toma una manzanilla hay evidencia a favor de que al ser un día agotador por la noche se duerma (FC).</text:p>
        </text:list-item>
        <text:list-item>
          <text:p text:style-name="P5">Si el vigilante esta durmiendo y no hay criadas entonces julieta logra escapar.</text:p>
        </text:list-item>
        <text:list-item>
          <text:p text:style-name="P6">Si romeo logra entrar al castillo entonces<text:s/>julieta logra escapar.</text:p>
        </text:list-item>
        <text:list-item>
          <text:p text:style-name="P7">Si la ventana esta abierta entonces la julieta logra escapar.</text:p>
        </text:list-item>
      </text:list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</meta:initial-creator>
    <dc:creator>Antonio</dc:creator>
    <meta:creation-date>2023-12-14T09:03:00Z</meta:creation-date>
    <dc:date>2023-12-14T18:03:00Z</dc:date>
    <meta:template xlink:href="Normal" xlink:type="simple"/>
    <meta:editing-cycles>1</meta:editing-cycles>
    <meta:editing-duration>PT8460S</meta:editing-duration>
    <meta:document-statistic meta:page-count="1" meta:paragraph-count="1" meta:word-count="138" meta:character-count="897" meta:row-count="6" meta:non-whitespace-character-count="760"/>
  </office:meta>
</office:document-meta>
</file>